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font-variant="normal" fo:text-transform="none" fo:color="#222222" style:font-name="arial" fo:font-size="10.3000001907349pt" fo:letter-spacing="normal" fo:font-style="normal" fo:font-weight="normal"/>
    </style:style>
    <style:style style:name="P2" style:family="paragraph" style:parent-style-name="Standard">
      <style:paragraph-properties fo:orphans="2" fo:widows="2"/>
      <style:text-properties fo:font-variant="normal" fo:text-transform="none" fo:color="#222222" fo:letter-spacing="normal"/>
    </style:style>
    <style:style style:name="P3" style:family="paragraph" style:parent-style-name="Standard">
      <style:paragraph-properties fo:orphans="2" fo:widows="2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0.3000001907349pt" fo:letter-spacing="normal" fo:font-style="normal" fo:font-weight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0.3000001907349pt" fo:letter-spacing="normal" fo:font-style="italic" style:text-underline-style="solid" style:text-underline-width="auto" style:text-underline-color="font-color" fo:font-weight="normal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style:font-name="arial" fo:font-size="10.3000001907349pt" fo:font-style="normal" fo:font-weight="normal"/>
    </style:style>
    <style:style style:name="T2" style:family="text">
      <style:text-properties fo:font-variant="normal" fo:text-transform="none" fo:color="#222222" style:font-name="arial" fo:font-size="10.3000001907349pt" fo:letter-spacing="normal" fo:font-style="normal" fo:font-weight="normal"/>
    </style:style>
    <style:style style:name="T3" style:family="text">
      <style:text-properties fo:font-variant="normal" fo:text-transform="none" fo:color="#1155cc" style:font-name="arial" fo:font-size="10.300000190734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erformance Assessment Tasks</text:p>
      <text:p text:style-name="P4">(if you have questions about these, you can reply to Gvir and he will help)</text:p>
      <text:p text:style-name="P6"/>
      <text:p text:style-name="P1">1. Write a function that rejects a receipt submission if the amount of that receipt plus the total of their existing receipts for the current month exceeds a $200 budget.</text:p>
      <text:p text:style-name="P1"/>
      <text:p text:style-name="P1"/>
      <text:p text:style-name="P3"/>
      <text:p text:style-name="P1">2. You receive a ticket from a user stating only the following: "Program upload doesn't work." Please draft (a) your response to the user and (b) the next 3 steps you would take.</text:p>
      <text:p text:style-name="P3"/>
      <text:p text:style-name="P1">3. N+1 problem</text:p>
      <text:p text:style-name="P1">N+1 query problem is a situation when you are making an extra call(s) to the database when you want to get a specific associated data over and over again. For example:</text:p>
      <text:p text:style-name="P3"><text:span text:style-name="T2">irb(main):001:0&gt; Receipt.all.each { |receipt| </text:span><text:a xlink:type="simple" xlink:href="http://receipt.program.name/" office:target-frame-name="_blank" xlink:show="new" text:style-name="Internet_20_link" text:visited-style-name="Visited_20_Internet_20_Link"><text:span text:style-name="T3">receipt.program.name</text:span></text:a><text:span text:style-name="T2"> }  </text:span></text:p>
      <text:p text:style-name="P2"> <text:span text:style-name="T1">Receipt Load (0.9ms)  SELECT "receipts".* FROM "receipts"</text:span></text:p>
      <text:p text:style-name="P2"> <text:span text:style-name="T1">Program Load (0.1ms)  SELECT  "programs".* FROM "programs" WHERE "programs"."id" = ? LIMIT 1  [["id", 1]]</text:span></text:p>
      <text:p text:style-name="P2"> <text:span text:style-name="T1">Program Load (0.0ms)  SELECT  "programs".* FROM "programs" WHERE "programs"."id" = ? LIMIT 1  [["id", 1]]</text:span></text:p>
      <text:p text:style-name="P2"> <text:span text:style-name="T1">Program Load (0.0ms)  SELECT  "programs".* FROM "programs" WHERE "programs"."id" = ? LIMIT 1  [["id", 1]]</text:span></text:p>
      <text:p text:style-name="P2"> <text:span text:style-name="T1">Program Load (0.0ms)  SELECT  "programs".* FROM "programs" WHERE "programs"."id" = ? LIMIT 1  [["id", 2]]</text:span></text:p>
      <text:p text:style-name="P2"> <text:span text:style-name="T1">Program Load (0.0ms)  SELECT  "programs".* FROM "programs" WHERE "programs"."id" = ? LIMIT 1  [["id", 2]]</text:span></text:p>
      <text:p text:style-name="P3"/>
      <text:p text:style-name="P1">This causes a bottleneck in your page load time and can result in a server timeout. How would you optimize the above query to eliminate the N+1 problem?</text:p>
      <text:p text:style-name="P4"/>
      <text:p text:style-name="P4">4. A support ticket has been submitted through a mobile application and the user says they cannot login. What are some questions you can ask them before consulting the engineering team?</text:p>
      <text:p text:style-name="P4"/>
      <text:p text:style-name="P4">5. Explain the ideal Bug lifecycle.</text:p>
      <text:p text:style-name="P4"/>
      <text:p text:style-name="P4">6. How would you thoroughly test the software (as the last line of defense) before marking the bug as FIXED (or RESOLVED)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21:35:41.161545807</meta:creation-date>
    <dc:date>2016-12-16T21:36:05.165149574</dc:date>
    <meta:editing-duration>PT25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17" meta:word-count="290" meta:character-count="1784" meta:non-whitespace-character-count="1487"/>
  </office:meta>
</office:document-meta>
</file>